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text-underline-type="single" style:text-underline-style="solid" style:text-underline-width="auto" style:text-underline-mode="continuous"/>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office:automatic-styles>
  <office:body>
    <office:text text:use-soft-page-breaks="true">
      <text:p text:style-name="P1">Meetings for week 9 of the group project between the members of level 4-5 group 17.</text:p>
      <text:p text:style-name="P2"/>
      <text:p text:style-name="Normal">Location of the meeting: University of Suffolk, Atrium building Room: A2.12 &amp; w418 Waterfront<text:s/></text:p>
      <text:p text:style-name="Normal">Building.</text:p>
      <text:p text:style-name="Normal">Date of meeting: 9:20am to 1pm</text:p>
      <text:p text:style-name="Normal">Attendees: Ross Warren, Razvan Muresan Bardos.</text:p>
      <text:p text:style-name="Normal">Apologies: Darren Wright, who was able to attend due to availability issues.</text:p>
      <text:p text:style-name="Normal"/>
      <text:p text:style-name="P3">Matters of discussion.</text:p>
      <text:p text:style-name="Normal">This meeting we discussed the current plan for the week’s sprint, what work shall be divided amongst what members of the team and what roles they should take such as designers and coders.</text:p>
      <text:p text:style-name="Normal">We decided upon the theme of our game and what steps we must take to create a PowerPoint presentation for the final week of the group project, and what steps we would have to take to get our “50 seconds of great gameplay” consisting of compiling our game, finishing the combat mechanic and tidying the game.</text:p>
      <text:p text:style-name="Normal"/>
      <text:p text:style-name="P4">Decided Plan.</text:p>
      <text:p text:style-name="Normal">The group decided for this week the current plan;</text:p>
      <text:p text:style-name="Normal">At<text:s/>the current time of creation of the minutes, there is no set in stone weekly sprint, as with Darren unable to attend and both Razvan and I needing to work on other projects, we have organised to meet and plan a weekly sprint, this has yet to happen as emails this week between the team have been slow with neither Razvan or Darren confirming a time to mee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Level 4 -5 Group 17, Minutes for week 9</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6-12-13T18:16:00Z</meta:creation-date>
    <dc:date>2016-12-13T18:40:00Z</dc:date>
    <meta:template xlink:href="Normal" xlink:type="simple"/>
    <meta:editing-cycles>1</meta:editing-cycles>
    <meta:editing-duration>PT1440S</meta:editing-duration>
    <meta:document-statistic meta:page-count="1" meta:paragraph-count="2" meta:word-count="192" meta:character-count="1289" meta:row-count="9" meta:non-whitespace-character-count="1099"/>
  </office:meta>
</office:document-meta>
</file>